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1cm" svg:y="4.1cm">
          <draw:text-box>
            <text:p><text:span text:style-name="T1">i</text:span></text:p>
          </draw:text-box>
        </draw:frame>
        <draw:frame draw:style-name="gr3" draw:text-style-name="P2" draw:layer="layout" svg:width="15.17cm" svg:height="8.533cm" svg:x="0.03cm" svg:y="0.9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2-15T19:08:00.959656554</dc:date>
    <meta:editing-duration>PT3M22S</meta:editing-duration>
    <meta:editing-cycles>23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71cm" svg:height="8.534cm" xlink:href="." xlink:type="simple" chart:class="chart:scatter" chart:style-name="ch1">
        <chart:plot-area chart:style-name="ch2" chart:data-source-has-labels="both" svg:x="0.303cm" svg:y="0.17cm" svg:width="14.565cm" svg:height="8.194cm">
          <chartooo:coordinate-region svg:x="0.845cm" svg:y="0.369cm" svg:width="13.929cm" svg:height="7.79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4142135623731">
                <text:p>-1.41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41421356237309">
                <text:p>-1.41421356237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4142135623731">
                <text:p>-1.4142135623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